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8769062538373294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44273741704086222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39577020577600026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7926114499890259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85724931618430440"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021520324877532082"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966635103322169430"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790288015642935027"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1605145" text:continue-list="list1966635103322169430"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49007673924131359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04583"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17339"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612602"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604942"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04892"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10"><text:span text:style-name="T2">Rest a few minutes</text:span></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text:s text:c="4"/></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9088870038087371118"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2T21:38:36.50</dc:date>
    <dc:creator>James Lombardi</dc:creator>
    <meta:editing-duration>P9DT57M33S</meta:editing-duration>
    <meta:editing-cycles>764</meta:editing-cycles>
    <meta:generator>OpenOffice/4.1.2$Win32 OpenOffice.org_project/412m3$Build-9782</meta:generator>
    <meta:document-statistic meta:table-count="0" meta:image-count="1" meta:object-count="0" meta:page-count="84" meta:paragraph-count="2334" meta:word-count="26310" meta:character-count="134238"/>
  </office:meta>
</office:document-meta>
</file>